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Arial1" fo:font-size="10pt" style:font-size-asian="10pt" style:font-size-complex="10pt"/>
    </style:style>
    <style:style style:name="P2" style:family="paragraph" style:parent-style-name="Heading_20_2" style:list-style-name="L13">
      <style:paragraph-properties fo:text-align="center" style:justify-single-word="false"/>
    </style:style>
    <style:style style:name="P3" style:family="paragraph" style:parent-style-name="Heading_20_2" style:list-style-name="L28">
      <style:paragraph-properties fo:text-align="center" style:justify-single-word="false"/>
    </style:style>
    <style:style style:name="P4" style:family="paragraph" style:parent-style-name="Heading_20_2" style:list-style-name="L29">
      <style:paragraph-properties fo:text-align="center" style:justify-single-word="false"/>
    </style:style>
    <style:style style:name="P5" style:family="paragraph" style:parent-style-name="Heading_20_3">
      <style:text-properties style:font-name="Arial1" fo:font-size="10pt" style:font-size-asian="10pt" style:font-size-complex="10pt"/>
    </style:style>
    <style:style style:name="P6" style:family="paragraph" style:parent-style-name="Heading_20_3">
      <style:text-properties fo:color="#000000" loext:opacity="100%" style:font-name="Arial1" fo:font-size="10pt" style:font-size-asian="10pt" style:font-size-complex="10pt"/>
    </style:style>
    <style:style style:name="P7" style:family="paragraph" style:parent-style-name="Heading_20_3">
      <style:text-properties fo:color="#000000" loext:opacity="100%"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Heading_20_3">
      <style:text-properties fo:color="#000000" loext:opacity="100%"/>
    </style:style>
    <style:style style:name="P9" style:family="paragraph" style:parent-style-name="LO-normal">
      <style:paragraph-properties fo:text-align="start" style:justify-single-word="false"/>
    </style:style>
    <style:style style:name="P10" style:family="paragraph" style:parent-style-name="LO-normal" style:master-page-name="Standard">
      <style:paragraph-properties fo:text-align="center" style:justify-single-word="false" style:page-number="1"/>
    </style:style>
    <style:style style:name="P11" style:family="paragraph" style:parent-style-name="LO-normal">
      <style:paragraph-properties fo:text-align="start" style:justify-single-word="false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relief="none"/>
    </style:style>
    <style:style style:name="P12" style:family="paragraph" style:parent-style-name="LO-normal">
      <style:paragraph-properties fo:text-align="start" style:justify-single-word="false"/>
      <style:text-properties style:text-outline="false" style:text-line-through-style="none" style:text-line-through-type="none" fo:font-size="11pt" fo:font-style="normal" fo:text-shadow="none" style:text-underline-style="none" fo:font-weight="bold" officeooo:rsid="001c0a8b" officeooo:paragraph-rsid="001c0a8b" style:font-size-asian="11pt" style:font-style-asian="normal" style:font-weight-asian="bold" style:font-size-complex="11pt" style:font-relief="none"/>
    </style:style>
    <style:style style:name="P13" style:family="paragraph" style:parent-style-name="LO-normal">
      <style:paragraph-properties fo:text-align="start" style:justify-single-word="false"/>
      <style:text-properties fo:font-weight="bold" officeooo:rsid="001c804a" officeooo:paragraph-rsid="001c804a" style:font-weight-asian="bold" style:font-weight-complex="bold"/>
    </style:style>
    <style:style style:name="P14" style:family="paragraph" style:parent-style-name="LO-normal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6" style:family="paragraph" style:parent-style-name="Standard">
      <style:paragraph-properties style:line-height-at-least="0.503cm" fo:text-align="start" style:justify-single-word="false"/>
      <style:text-properties fo:color="#000000" loext:opacity="100%" style:font-name="Consolas" fo:font-size="10.5pt" fo:font-weight="normal" fo:background-color="transparent"/>
    </style:style>
    <style:style style:name="P17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>
      <style:text-properties officeooo:paragraph-rsid="001b1c3c"/>
    </style:style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">
      <style:text-properties style:font-name="Arial1" fo:font-size="10pt" style:font-size-asian="10pt" style:font-size-complex="10pt"/>
    </style:style>
    <style:style style:name="P32" style:family="paragraph" style:parent-style-name="Text_20_body" style:list-style-name="L3">
      <style:text-properties style:font-name="Arial1" fo:font-size="10pt" style:font-size-asian="10pt" style:font-size-complex="10pt"/>
    </style:style>
    <style:style style:name="P33" style:family="paragraph" style:parent-style-name="Text_20_body" style:list-style-name="L4">
      <style:text-properties style:font-name="Arial1" fo:font-size="10pt" style:font-size-asian="10pt" style:font-size-complex="10pt"/>
    </style:style>
    <style:style style:name="P34" style:family="paragraph" style:parent-style-name="Text_20_body" style:list-style-name="L5">
      <style:text-properties style:font-name="Arial1" fo:font-size="10pt" style:font-size-asian="10pt" style:font-size-complex="10pt"/>
    </style:style>
    <style:style style:name="P35" style:family="paragraph" style:parent-style-name="Text_20_body" style:list-style-name="L6">
      <style:text-properties style:font-name="Arial1" fo:font-size="10pt" style:font-size-asian="10pt" style:font-size-complex="10pt"/>
    </style:style>
    <style:style style:name="P36" style:family="paragraph" style:parent-style-name="Text_20_body" style:list-style-name="L9">
      <style:text-properties style:font-name="Arial1" fo:font-size="10pt" style:font-size-asian="10pt" style:font-size-complex="10pt"/>
    </style:style>
    <style:style style:name="P37" style:family="paragraph" style:parent-style-name="Text_20_body" style:list-style-name="L12">
      <style:text-properties style:font-name="Arial1" fo:font-size="10pt" style:font-size-asian="10pt" style:font-size-complex="10pt"/>
    </style:style>
    <style:style style:name="P38" style:family="paragraph" style:parent-style-name="Text_20_body">
      <style:text-properties officeooo:paragraph-rsid="001b1c3c"/>
    </style:style>
    <style:style style:name="P39" style:family="paragraph" style:parent-style-name="Text_20_body" style:list-style-name="L27">
      <style:paragraph-properties fo:text-align="center" style:justify-single-word="false"/>
      <style:text-properties officeooo:paragraph-rsid="001b1c3c"/>
    </style:style>
    <style:style style:name="T1" style:family="text"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relief="none"/>
    </style:style>
    <style:style style:name="T2" style:family="text">
      <style:text-properties style:text-outline="false" style:text-line-through-style="none" style:text-line-through-type="none" fo:font-size="11pt" fo:font-style="normal" fo:text-shadow="none" style:text-underline-style="none" fo:font-weight="bold" officeooo:rsid="001b1c3c" style:font-size-asian="11pt" style:font-style-asian="normal" style:font-weight-asian="bold" style:font-size-complex="11pt" style:font-relief="none"/>
    </style:style>
    <style:style style:name="T3" style:family="text">
      <style:text-properties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relief="none"/>
    </style:style>
    <style:style style:name="T4" style:family="text"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relief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relief="none"/>
    </style:style>
    <style:style style:name="T6" style:family="text">
      <style:text-properties officeooo:rsid="001b1c3c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style:font-name="Arial1" fo:font-size="10pt" officeooo:rsid="001c0a8b" style:font-size-asian="10pt" style:font-size-complex="10pt"/>
    </style:style>
    <style:style style:name="T9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1c0a8b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Consolas" fo:font-size="10.5pt" fo:font-weight="normal"/>
    </style:style>
    <style:style style:name="T15" style:family="text">
      <style:text-properties fo:color="#d4d4d4" loext:opacity="100%"/>
    </style:style>
    <style:style style:name="T16" style:family="text">
      <style:text-properties fo:color="#d4d4d4" loext:opacity="100%" style:font-name="Consolas" fo:font-size="10.5pt" fo:font-weight="normal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" fo:font-size="10.5pt" fo:font-weight="normal"/>
    </style:style>
    <style:style style:name="T19" style:family="text">
      <style:text-properties fo:color="#dcdcaa" loext:opacity="100%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style:font-name="Consolas" fo:font-size="10.5pt" fo:font-weight="normal"/>
    </style:style>
    <style:style style:name="T22" style:family="text">
      <style:text-properties fo:color="#c586c0" loext:opacity="100%" style:font-name="Consolas" fo:font-size="10.5pt" fo:font-weight="normal"/>
    </style:style>
    <style:style style:name="T23" style:family="text">
      <style:text-properties fo:color="#ce9178" loext:opacity="100%" style:font-name="Consolas" fo:font-size="10.5pt" fo:font-weight="normal"/>
    </style:style>
    <style:style style:name="T24" style:family="text">
      <style:text-properties fo:color="#d7ba7d" loext:opacity="100%" style:font-name="Consolas" fo:font-size="10.5pt" fo:font-weight="normal"/>
    </style:style>
    <style:style style:name="T25" style:family="text">
      <style:text-properties fo:color="#4ec9b0" loext:opacity="100%" style:font-name="Consolas" fo:font-size="10.5pt" fo:font-weight="normal"/>
    </style:style>
    <style:style style:name="T26" style:family="text">
      <style:text-properties fo:color="#b5cea8" loext:opacity="100%" style:font-name="Consolas" fo:font-size="10.5pt" fo:font-weight="normal"/>
    </style:style>
    <style:style style:name="T27" style:family="text">
      <style:text-properties fo:color="#ffffff" loext:opacity="100%"/>
    </style:style>
    <style:style style:name="T28" style:family="text">
      <style:text-properties fo:color="#ffffff" loext:opacity="100%" fo:background-color="#ffffff" loext:char-shading-value="0"/>
    </style:style>
    <style:style style:name="T29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TASK MANAGER </text:span></text:p>
      <text:p text:style-name="P13">Zadání č. 1:</text:p>
      <text:p text:style-name="P13"/>
      <text:p text:style-name="P16">#prázdný seznam pro ukládání jednitlivých úkolů</text:p>
      <text:p text:style-name="P17">ukoly = []</text:p>
      <text:p text:style-name="P18"/>
      <text:p text:style-name="P17">#definovat pridat_ukol</text:p>
      <text:p text:style-name="P17">def pridat_ukol():</text:p>
      <text:p text:style-name="P18"><text:span text:style-name="T28">    </text:span><text:span text:style-name="T21">while True:</text:span></text:p>
      <text:p text:style-name="P18"><text:span text:style-name="T29">        </text:span><text:span text:style-name="T21">nazev = input("Zadejte název úkolu: ").strip()</text:span></text:p>
      <text:p text:style-name="P18"><text:span text:style-name="T29">        </text:span><text:span text:style-name="T21">popis = input("Zadejte popis úkolu: ").strip()</text:span></text:p>
      <text:p text:style-name="P18"/>
      <text:p text:style-name="P18"><text:span text:style-name="T29">        </text:span><text:span text:style-name="T21">if nazev and popis:</text:span></text:p>
      <text:p text:style-name="P18"><text:span text:style-name="T29">            </text:span><text:span text:style-name="T21">ukoly.append({"nazev": nazev, "popis": popis})</text:span></text:p>
      <text:p text:style-name="P18"><text:span text:style-name="T29">            </text:span><text:span text:style-name="T21">print("Úkol byl přidán.")</text:span></text:p>
      <text:p text:style-name="P18"><text:span text:style-name="T29">            </text:span><text:span text:style-name="T21">break</text:span></text:p>
      <text:p text:style-name="P18"><text:span text:style-name="T29">        </text:span><text:span text:style-name="T21">else:</text:span></text:p>
      <text:p text:style-name="P18"><text:span text:style-name="T29">            </text:span><text:span text:style-name="T21">print("Chyba: Název i popis musí být vyplněny.")</text:span></text:p>
      <text:p text:style-name="P18"/>
      <text:p text:style-name="P17">#definovat zobrazit_ukol</text:p>
      <text:p text:style-name="P17">def zobrazit_ukoly():</text:p>
      <text:p text:style-name="P18"><text:span text:style-name="T29">    </text:span><text:span text:style-name="T21">print("\n Seznam úkolů: ")</text:span></text:p>
      <text:p text:style-name="P18"><text:span text:style-name="T28">    </text:span><text:span text:style-name="T21">if not ukoly:</text:span></text:p>
      <text:p text:style-name="P18"><text:span text:style-name="T29">        </text:span><text:span text:style-name="T21">print("Seznam úkolů je prázdný.")</text:span></text:p>
      <text:p text:style-name="P18"><text:span text:style-name="T29">    </text:span><text:span text:style-name="T21">else:</text:span></text:p>
      <text:p text:style-name="P18"><text:span text:style-name="T29">        </text:span><text:span text:style-name="T21">for i, u in enumerate(ukoly, 1):</text:span></text:p>
      <text:p text:style-name="P18"><text:span text:style-name="T29">           </text:span> <text:span text:style-name="T21">print(f"{i}. {u['nazev']} - {u['popis']}")</text:span></text:p>
      <text:p text:style-name="P18"/>
      <text:p text:style-name="P17">#definovat odstranit_ukol</text:p>
      <text:p text:style-name="P17">def odstranit_ukol():</text:p>
      <text:p text:style-name="P18"><text:span text:style-name="T29">    </text:span><text:span text:style-name="T21">if not ukoly:</text:span></text:p>
      <text:p text:style-name="P18"><text:span text:style-name="T29">        </text:span><text:span text:style-name="T21">print("Seznam úkolů je prázdný.")</text:span></text:p>
      <text:p text:style-name="P18"><text:span text:style-name="T29">        </text:span><text:span text:style-name="T21">return</text:span></text:p>
      <text:p text:style-name="P18"/>
      <text:p text:style-name="P18"><text:span text:style-name="T29">   </text:span> <text:span text:style-name="T21">zobrazit_ukoly()</text:span></text:p>
      <text:p text:style-name="P18"><text:span text:style-name="T29">    </text:span><text:span text:style-name="T21">try:</text:span></text:p>
      <text:p text:style-name="P18"><text:span text:style-name="T29">        </text:span><text:span text:style-name="T21">cislo = int(input("Zadejte číslo ůkolu, který chcete odstranit: "))</text:span></text:p>
      <text:p text:style-name="P18"><text:span text:style-name="T29">        </text:span><text:span text:style-name="T21">if 1 &lt;= cislo &lt;= len(ukoly):</text:span></text:p>
      <text:p text:style-name="P18"><text:span text:style-name="T29">            </text:span><text:span text:style-name="T21">odstranit = ukoly.pop(cislo - 1)</text:span></text:p>
      <text:p text:style-name="P18"><text:span text:style-name="T29">           </text:span> <text:span text:style-name="T21">print(f"Úkol '{odstranit['nazev']}' byl odstraněn.")</text:span></text:p>
      <text:p text:style-name="P18"><text:span text:style-name="T29">        </text:span><text:span text:style-name="T21">else:</text:span></text:p>
      <text:p text:style-name="P18"><text:span text:style-name="T29">            </text:span><text:span text:style-name="T21">print("Chyba: Neplatné číslo.")</text:span></text:p>
      <text:p text:style-name="P18"><text:span text:style-name="T29">    </text:span><text:span text:style-name="T21">except:</text:span></text:p>
      <text:p text:style-name="P18"><text:span text:style-name="T29">        </text:span><text:span text:style-name="T21">print("Chyba: Zadejte platné číslo.")</text:span></text:p>
      <text:p text:style-name="P18"/>
      <text:p text:style-name="P17">#definování hlavní_menu</text:p>
      <text:p text:style-name="P17">def hlavni_menu():</text:p>
      <text:p text:style-name="P18"><text:span text:style-name="T29">   </text:span> <text:span text:style-name="T21">while True:</text:span></text:p>
      <text:p text:style-name="P18"><text:soft-page-break/><text:span text:style-name="T29">       </text:span> <text:span text:style-name="T21">print("\nSprávce úkolů - Hlavní menu")</text:span></text:p>
      <text:p text:style-name="P18"><text:span text:style-name="T29">       </text:span> <text:span text:style-name="T21">print("1 - Přidat nový úkol")</text:span></text:p>
      <text:p text:style-name="P18"><text:span text:style-name="T29">       </text:span> <text:span text:style-name="T21">print("2 - Zobrazit všechny úkoly")</text:span></text:p>
      <text:p text:style-name="P18"><text:span text:style-name="T29">       </text:span> <text:span text:style-name="T21">print("3 - Odstranit úkol")</text:span></text:p>
      <text:p text:style-name="P18"><text:span text:style-name="T29">        </text:span><text:span text:style-name="T21">print("4 - Konec programu")</text:span></text:p>
      <text:p text:style-name="P18"/>
      <text:p text:style-name="P18"><text:span text:style-name="T29">        </text:span><text:span text:style-name="T21">volba = input("Vyberte možnost (1-4): ")</text:span></text:p>
      <text:p text:style-name="P18"/>
      <text:p text:style-name="P18"><text:span text:style-name="T29">       </text:span> <text:span text:style-name="T21">if volba == "1":</text:span></text:p>
      <text:p text:style-name="P18"><text:span text:style-name="T29">            </text:span><text:span text:style-name="T21">pridat_ukol()</text:span></text:p>
      <text:p text:style-name="P18"><text:span text:style-name="T29">       </text:span> <text:span text:style-name="T21">elif volba == "2":</text:span></text:p>
      <text:p text:style-name="P18"><text:span text:style-name="T29">            </text:span><text:span text:style-name="T21">zobrazit_ukoly()</text:span></text:p>
      <text:p text:style-name="P18"><text:span text:style-name="T29">        </text:span><text:span text:style-name="T21">elif volba == "3":</text:span></text:p>
      <text:p text:style-name="P18"><text:span text:style-name="T29">           </text:span> <text:span text:style-name="T21">odstranit_ukol()</text:span></text:p>
      <text:p text:style-name="P18"><text:span text:style-name="T29">        </text:span><text:span text:style-name="T21">elif volba == "4":</text:span></text:p>
      <text:p text:style-name="P18"><text:span text:style-name="T29">            </text:span><text:span text:style-name="T21">print("Konec programu.")</text:span></text:p>
      <text:p text:style-name="P18"><text:span text:style-name="T29">            </text:span><text:span text:style-name="T21">break</text:span></text:p>
      <text:p text:style-name="P18"><text:span text:style-name="T29">        </text:span><text:span text:style-name="T21">else:</text:span></text:p>
      <text:p text:style-name="P18"><text:span text:style-name="T29">            </text:span><text:span text:style-name="T21">print("Chyba: Neplatná volba. Zkuste to znovu.")</text:span></text:p>
      <text:p text:style-name="P18"/>
      <text:p text:style-name="P17">#spuštění</text:p>
      <text:p text:style-name="P17">hlavni_menu()</text:p>
      <text:p text:style-name="P15"/>
      <text:p text:style-name="P9"><text:span text:style-name="T3"/></text:p>
      <text:p text:style-name="P9"/>
      <text:p text:style-name="P12">Zadání č.2:</text:p>
      <text:p text:style-name="P12"/>
      <text:p text:style-name="P9"><text:span text:style-name="T1">Testovací případ</text:span><text:span text:style-name="T2">y</text:span><text:span text:style-name="T1">:</text:span></text:p>
      <text:p text:style-name="P11"/>
      <text:list text:style-name="L29">
        <text:list-item>
          <text:p text:style-name="P4"><text:span text:style-name="T4">Funkce: </text:span><text:span text:style-name="Source_20_Text"><text:span text:style-name="T4">hlavni_menu</text:span></text:span></text:p>
        </text:list-item>
      </text:list>
      <text:p text:style-name="P7">TC01 – Volba možnosti 1: Přidat úkol</text:p>
      <text:p text:style-name="Text_20_body"><text:span text:style-name="Strong_20_Emphasis"><text:span text:style-name="T7">Popis:</text:span></text:span><text:span text:style-name="T7"> Ověření, že volba čísla 1 v hlavním menu spustí funkci </text:span><text:span text:style-name="Source_20_Text"><text:span text:style-name="T7">pridat_ukol</text:span></text:span><text:span text:style-name="T7">.<text:line-break/></text:span><text:span text:style-name="Strong_20_Emphasis"><text:span text:style-name="T7">Vstupní podmínky:</text:span></text:span><text:span text:style-name="T7"> Program zobrazuje hlavní menu.<text:line-break/></text:span><text:span text:style-name="Strong_20_Emphasis"><text:span text:style-name="T7">Kroky testu:</text:span></text:span></text:p>
      <text:list text:style-name="L1">
        <text:list-item>
          <text:p text:style-name="P31">Spusťte program.</text:p>
        </text:list-item>
        <text:list-item>
          <text:p text:style-name="P31">Ověřte, že se zobrazuje hlavní menu s volbami.</text:p>
        </text:list-item>
        <text:list-item>
          <text:p text:style-name="P19"><text:span text:style-name="T7">Zadejte číslo </text:span><text:span text:style-name="Source_20_Text"><text:span text:style-name="T7">1</text:span></text:span><text:span text:style-name="T7"> a stiskněte Enter.<text:line-break/></text:span><text:span text:style-name="Strong_20_Emphasis"><text:span text:style-name="T7">Očekávaný výsledek:</text:span></text:span><text:span text:style-name="T7"> Spustí se funkce </text:span><text:span text:style-name="Source_20_Text"><text:span text:style-name="T7">pridat_ukol()</text:span></text:span><text:span text:style-name="T7">.<text:line-break/></text:span><text:span text:style-name="Strong_20_Emphasis"><text:span text:style-name="T7">Skutečný výsledek:</text:span></text:span><text:span text:style-name="T7"> Funkce byla spuštěna, zobrazeno zadání úkolu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Základní test funkčnosti menu.</text:span></text:p>
        </text:list-item>
      </text:list>
      <text:p text:style-name="P5"><text:soft-page-break/></text:p>
      <text:p text:style-name="P7">TC02 – Neplatná volba z menu</text:p>
      <text:p text:style-name="Text_20_body"><text:span text:style-name="Strong_20_Emphasis"><text:span text:style-name="T7">Popis:</text:span></text:span><text:span text:style-name="T7"> Ověření reakce programu na volbu, která není v nabídce.<text:line-break/></text:span><text:span text:style-name="Strong_20_Emphasis"><text:span text:style-name="T7">Vstupní podmínky:</text:span></text:span><text:span text:style-name="T7"> Program zobrazuje hlavní menu.<text:line-break/></text:span><text:span text:style-name="Strong_20_Emphasis"><text:span text:style-name="T7">Kroky testu:</text:span></text:span></text:p>
      <text:list text:style-name="L2">
        <text:list-item>
          <text:p text:style-name="P20"><text:span text:style-name="T7">Zadejte volbu </text:span><text:span text:style-name="Source_20_Text"><text:span text:style-name="T7">9</text:span></text:span><text:span text:style-name="T7"> a potvrďte.<text:line-break/></text:span><text:span text:style-name="Strong_20_Emphasis"><text:span text:style-name="T7">Očekávaný výsledek:</text:span></text:span><text:span text:style-name="T7"> Program vypíše chybu a nabídne menu znovu.<text:line-break/></text:span><text:span text:style-name="Strong_20_Emphasis"><text:span text:style-name="T7">Skutečný výsledek:</text:span></text:span><text:span text:style-name="T7"> Program zobrazil hlášku o neplatné volbě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Ověření chybového stavu.</text:span></text:p>
        </text:list-item>
      </text:list>
      <text:p text:style-name="P1"/>
      <text:list text:style-name="L28">
        <text:list-item>
          <text:p text:style-name="P3"><text:span text:style-name="T10">Funkce: </text:span><text:span text:style-name="Source_20_Text"><text:span text:style-name="T10">pridat_ukol</text:span></text:span></text:p>
        </text:list-item>
      </text:list>
      <text:p text:style-name="P7">TC03 – Přidání úkolu s platnými údaji</text:p>
      <text:p text:style-name="Text_20_body"><text:span text:style-name="Strong_20_Emphasis"><text:span text:style-name="T7">Popis:</text:span></text:span><text:span text:style-name="T7"> Ověření, že se úkol s vyplněným názvem a popisem přidá do seznamu.<text:line-break/></text:span><text:span text:style-name="Strong_20_Emphasis"><text:span text:style-name="T7">Vstupní podmínky:</text:span></text:span><text:span text:style-name="T7"> Seznam úkolů je prázdný nebo obsahuje úkoly.<text:line-break/></text:span><text:span text:style-name="Strong_20_Emphasis"><text:span text:style-name="T7">Kroky testu:</text:span></text:span></text:p>
      <text:list text:style-name="L3">
        <text:list-item>
          <text:p text:style-name="P32">Zadejte název „<text:span text:style-name="T6">Úk</text:span><text:span text:style-name="T12">ol</text:span>“.</text:p>
        </text:list-item>
        <text:list-item>
          <text:p text:style-name="P21"><text:span text:style-name="T7">Zadejte popis „</text:span><text:span text:style-name="T8">Popis úkolu</text:span><text:span text:style-name="T7">“.<text:line-break/></text:span><text:span text:style-name="Strong_20_Emphasis"><text:span text:style-name="T7">Očekávaný výsledek:</text:span></text:span><text:span text:style-name="T7"> Úkol je přidán do seznamu.<text:line-break/></text:span><text:span text:style-name="Strong_20_Emphasis"><text:span text:style-name="T7">Skutečný výsledek:</text:span></text:span><text:span text:style-name="T7"> Úkol se zobrazil v seznamu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Běžný pozitivní test.</text:span></text:p>
        </text:list-item>
      </text:list>
      <text:p text:style-name="P5"/>
      <text:p text:style-name="P7">TC04 – Zadání prázdného názvu</text:p>
      <text:p text:style-name="Text_20_body"><text:span text:style-name="Strong_20_Emphasis"><text:span text:style-name="T7">Popis:</text:span></text:span><text:span text:style-name="T7"> Ověření, že nelze přidat úkol bez názvu.<text:line-break/></text:span><text:span text:style-name="Strong_20_Emphasis"><text:span text:style-name="T7">Vstupní podmínky:</text:span></text:span><text:span text:style-name="T7"> Uživateli je nabídnuto zadání nového úkolu.<text:line-break/></text:span><text:span text:style-name="Strong_20_Emphasis"><text:span text:style-name="T7">Kroky testu:</text:span></text:span></text:p>
      <text:list text:style-name="L4">
        <text:list-item>
          <text:p text:style-name="P33">Zadejte prázdný vstup (Enter) jako název.</text:p>
        </text:list-item>
        <text:list-item>
          <text:p text:style-name="P22"><text:span text:style-name="T7">Zadejte libovolný popis.<text:line-break/></text:span><text:span text:style-name="Strong_20_Emphasis"><text:span text:style-name="T7">Očekávaný výsledek:</text:span></text:span><text:span text:style-name="T7"> Program upozorní na chybu a požádá o zadání znovu.<text:line-break/></text:span><text:span text:style-name="Strong_20_Emphasis"><text:span text:style-name="T7">Skutečný výsledek:</text:span></text:span><text:span text:style-name="T7"> Zobrazena hláška o neplatném názvu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Negativní vstup.</text:span></text:p>
        </text:list-item>
      </text:list>
      <text:p text:style-name="P7">TC05 – Zadání prázdného popisu</text:p>
      <text:p text:style-name="Text_20_body"><text:span text:style-name="Strong_20_Emphasis"><text:span text:style-name="T7">Popis:</text:span></text:span><text:span text:style-name="T7"> Ověření, že nelze přidat úkol bez popisu.<text:line-break/></text:span><text:span text:style-name="Strong_20_Emphasis"><text:span text:style-name="T7">Vstupní podmínky:</text:span></text:span><text:span text:style-name="T7"> Uživateli je nabídnuto zadání nového úkolu.<text:line-break/></text:span><text:span text:style-name="Strong_20_Emphasis"><text:span text:style-name="T7">Kroky testu:</text:span></text:span></text:p>
      <text:list text:style-name="L5">
        <text:list-item>
          <text:p text:style-name="P34">Zadejte název úkolu.</text:p>
        </text:list-item>
        <text:list-item>
          <text:p text:style-name="P23"><text:soft-page-break/><text:span text:style-name="T7">Zadejte prázdný popis (Enter).<text:line-break/></text:span><text:span text:style-name="Strong_20_Emphasis"><text:span text:style-name="T7">Očekávaný výsledek:</text:span></text:span><text:span text:style-name="T7"> Program upozorní a vyzve k opětovnému zadání.<text:line-break/></text:span><text:span text:style-name="Strong_20_Emphasis"><text:span text:style-name="T7">Skutečný výsledek:</text:span></text:span><text:span text:style-name="T7"> Správně zablokováno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Negativní vstup.</text:span></text:p>
        </text:list-item>
      </text:list>
      <text:p text:style-name="P7">TC06 – Přidání prvního úkolu</text:p>
      <text:p text:style-name="Text_20_body"><text:span text:style-name="Strong_20_Emphasis"><text:span text:style-name="T7">Popis:</text:span></text:span><text:span text:style-name="T7"> Ověření, že se první úkol přidá správně.<text:line-break/></text:span><text:span text:style-name="Strong_20_Emphasis"><text:span text:style-name="T7">Vstupní podmínky:</text:span></text:span><text:span text:style-name="T7"> Seznam úkolů je prázdný.<text:line-break/></text:span><text:span text:style-name="Strong_20_Emphasis"><text:span text:style-name="T7">Kroky testu:</text:span></text:span></text:p>
      <text:list text:style-name="L6">
        <text:list-item>
          <text:p text:style-name="P35">Spusťte program.</text:p>
        </text:list-item>
        <text:list-item>
          <text:p text:style-name="P24"><text:span text:style-name="T7">Zadejte první platný úkol.<text:line-break/></text:span><text:span text:style-name="Strong_20_Emphasis"><text:span text:style-name="T7">Očekávaný výsledek:</text:span></text:span><text:span text:style-name="T7"> Úkol je přidán, seznam již není prázdný.<text:line-break/></text:span><text:span text:style-name="Strong_20_Emphasis"><text:span text:style-name="T7">Skutečný výsledek:</text:span></text:span><text:span text:style-name="T7"> Úkol byl uložen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Hraniční případ.</text:span></text:p>
        </text:list-item>
      </text:list>
      <text:p text:style-name="Text_20_body"><text:span text:style-name="T7"/></text:p>
      <text:p text:style-name="Text_20_body"><text:span text:style-name="T7"/></text:p>
      <text:list text:style-name="L13">
        <text:list-item>
          <text:p text:style-name="P2"><text:span text:style-name="T10">Funkce: </text:span><text:span text:style-name="Source_20_Text"><text:span text:style-name="T10">zobrazit_ukoly</text:span></text:span></text:p>
        </text:list-item>
      </text:list>
      <text:p text:style-name="P7">TC07 – Zobrazení úkolů v seznamu</text:p>
      <text:p text:style-name="Text_20_body"><text:span text:style-name="Strong_20_Emphasis"><text:span text:style-name="T7">Popis:</text:span></text:span><text:span text:style-name="T7"> Ověření, že se všechny uložené úkoly zobrazí.<text:line-break/></text:span><text:span text:style-name="Strong_20_Emphasis"><text:span text:style-name="T7">Vstupní podmínky:</text:span></text:span><text:span text:style-name="T7"> V seznamu je minimálně 1 úkol.<text:line-break/></text:span><text:span text:style-name="Strong_20_Emphasis"><text:span text:style-name="T7">Kroky testu:</text:span></text:span></text:p>
      <text:list text:style-name="L7">
        <text:list-item>
          <text:p text:style-name="P25"><text:span text:style-name="T7">Zvolte možnost „2 – Zobrazit úkoly“.<text:line-break/></text:span><text:span text:style-name="Strong_20_Emphasis"><text:span text:style-name="T7">Očekávaný výsledek:</text:span></text:span><text:span text:style-name="T7"> Vypíšou se všechny úkoly s číslem, názvem a popisem.<text:line-break/></text:span><text:span text:style-name="Strong_20_Emphasis"><text:span text:style-name="T7">Skutečný výsledek:</text:span></text:span><text:span text:style-name="T7"> Úkoly byly zobrazeny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Kontrola výpisu dat.</text:span></text:p>
        </text:list-item>
      </text:list>
      <text:p text:style-name="P5"/>
      <text:p text:style-name="P7">TC08 – Zobrazení prázdného seznamu</text:p>
      <text:p text:style-name="Text_20_body"><text:span text:style-name="Strong_20_Emphasis"><text:span text:style-name="T7">Popis:</text:span></text:span><text:span text:style-name="T7"> Ověření, že program korektně reaguje na prázdný seznam úkolů.<text:line-break/></text:span><text:span text:style-name="Strong_20_Emphasis"><text:span text:style-name="T7">Vstupní podmínky:</text:span></text:span><text:span text:style-name="T7"> Seznam úkolů je prázdný.<text:line-break/></text:span><text:span text:style-name="Strong_20_Emphasis"><text:span text:style-name="T7">Kroky testu:</text:span></text:span></text:p>
      <text:list text:style-name="L8">
        <text:list-item>
          <text:p text:style-name="P26"><text:span text:style-name="T7">Vyberte možnost „2“.<text:line-break/></text:span><text:span text:style-name="Strong_20_Emphasis"><text:span text:style-name="T7">Očekávaný výsledek:</text:span></text:span><text:span text:style-name="T7"> Zobrazí se „Žádné úkoly“.<text:line-break/></text:span><text:span text:style-name="Strong_20_Emphasis"><text:span text:style-name="T7">Skutečný výsledek:</text:span></text:span><text:span text:style-name="T7"> Správně oznámeno, že není co zobrazit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Hraniční případ.</text:span></text:p>
          <text:p text:style-name="P26"><text:span text:style-name="T7"/></text:p>
        </text:list-item>
      </text:list>
      <text:p text:style-name="P38"><text:span text:style-name="T7"/></text:p>
      <text:p text:style-name="P38"><text:span text:style-name="T7"/></text:p>
      <text:list text:style-name="L27">
        <text:list-item>
          <text:p text:style-name="P39"><text:soft-page-break/><text:span text:style-name="T10">Funkce: </text:span><text:span text:style-name="Source_20_Text"><text:span text:style-name="T10">odstranit_ukol</text:span></text:span></text:p>
        </text:list-item>
      </text:list>
      <text:p text:style-name="P7">TC09 – Odstranění existujícího úkolu</text:p>
      <text:p text:style-name="Text_20_body"><text:span text:style-name="Strong_20_Emphasis"><text:span text:style-name="T7">Popis:</text:span></text:span><text:span text:style-name="T7"> Ověření, že úkol se správně odstraní podle čísla.<text:line-break/></text:span><text:span text:style-name="Strong_20_Emphasis"><text:span text:style-name="T7">Vstupní podmínky:</text:span></text:span><text:span text:style-name="T7"> Seznam obsahuje minimálně jeden úkol.<text:line-break/></text:span><text:span text:style-name="Strong_20_Emphasis"><text:span text:style-name="T7">Kroky testu:</text:span></text:span></text:p>
      <text:list text:style-name="L9">
        <text:list-item>
          <text:p text:style-name="P36">Zobrazte seznam úkolů.</text:p>
        </text:list-item>
        <text:list-item>
          <text:p text:style-name="P27"><text:span text:style-name="T7">Zadejte číslo existujícího úkolu.<text:line-break/></text:span><text:span text:style-name="Strong_20_Emphasis"><text:span text:style-name="T7">Očekávaný výsledek:</text:span></text:span><text:span text:style-name="T7"> Úkol je odstraněn.<text:line-break/></text:span><text:span text:style-name="Strong_20_Emphasis"><text:span text:style-name="T7">Skutečný výsledek:</text:span></text:span><text:span text:style-name="T7"> Úkol byl odebrán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Běžné použití.</text:span></text:p>
        </text:list-item>
      </text:list>
      <text:p text:style-name="P8"><text:span text:style-name="T9">TC10 – Zadání neplatného čísla úkolu</text:span></text:p>
      <text:p text:style-name="Text_20_body"><text:span text:style-name="Strong_20_Emphasis"><text:span text:style-name="T7">Popis:</text:span></text:span><text:span text:style-name="T7"> Ověření, že program upozorní, pokud číslo neodpovídá žádnému úkolu.<text:line-break/></text:span><text:span text:style-name="Strong_20_Emphasis"><text:span text:style-name="T7">Vstupní podmínky:</text:span></text:span><text:span text:style-name="T7"> Seznam obsahuje 2 úkoly.<text:line-break/></text:span><text:span text:style-name="Strong_20_Emphasis"><text:span text:style-name="T7">Kroky testu:</text:span></text:span></text:p>
      <text:list text:style-name="L10">
        <text:list-item>
          <text:p text:style-name="P28"><text:span text:style-name="T7">Zadejte číslo 5.<text:line-break/></text:span><text:span text:style-name="Strong_20_Emphasis"><text:span text:style-name="T7">Očekávaný výsledek:</text:span></text:span><text:span text:style-name="T7"> Program vypíše chybu.<text:line-break/></text:span><text:span text:style-name="Strong_20_Emphasis"><text:span text:style-name="T7">Skutečný výsledek:</text:span></text:span><text:span text:style-name="T7"> Správně oznámeno, že úkol neexistuje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Negativní vstup.</text:span></text:p>
        </text:list-item>
      </text:list>
      <text:p text:style-name="P6"><text:span text:style-name="T11">TC11 – Zadání textu místo čísla</text:span></text:p>
      <text:p text:style-name="Text_20_body"><text:span text:style-name="Strong_20_Emphasis"><text:span text:style-name="T7">Popis:</text:span></text:span><text:span text:style-name="T7"> Ověření, že textový vstup nezpůsobí pád programu.<text:line-break/></text:span><text:span text:style-name="Strong_20_Emphasis"><text:span text:style-name="T7">Vstupní podmínky:</text:span></text:span><text:span text:style-name="T7"> V seznamu jsou úkoly.<text:line-break/></text:span><text:span text:style-name="Strong_20_Emphasis"><text:span text:style-name="T7">Kroky testu:</text:span></text:span></text:p>
      <text:list text:style-name="L11">
        <text:list-item>
          <text:p text:style-name="P29"><text:span text:style-name="T7">Zadejte „abc“.<text:line-break/></text:span><text:span text:style-name="Strong_20_Emphasis"><text:span text:style-name="T7">Očekávaný výsledek:</text:span></text:span><text:span text:style-name="T7"> Program oznámí chybu a znovu nabídne zadání.<text:line-break/></text:span><text:span text:style-name="Strong_20_Emphasis"><text:span text:style-name="T7">Skutečný výsledek:</text:span></text:span><text:span text:style-name="T7"> Program zobrazil chybovou hlášku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Ověření vstupní validace.</text:span></text:p>
        </text:list-item>
      </text:list>
      <text:p text:style-name="P6"><text:span text:style-name="T11">TC12 – Odstranění posledního úkolu</text:span></text:p>
      <text:p text:style-name="Text_20_body"><text:span text:style-name="Strong_20_Emphasis"><text:span text:style-name="T7">Popis:</text:span></text:span><text:span text:style-name="T7"> Ověření, že odstranění posledního úkolu vyprázdní seznam.<text:line-break/></text:span><text:span text:style-name="Strong_20_Emphasis"><text:span text:style-name="T7">Vstupní podmínky:</text:span></text:span><text:span text:style-name="T7"> Seznam obsahuje pouze jeden úkol.<text:line-break/></text:span><text:span text:style-name="Strong_20_Emphasis"><text:span text:style-name="T7">Kroky testu:</text:span></text:span></text:p>
      <text:list text:style-name="L12">
        <text:list-item>
          <text:p text:style-name="P37">Odstraňte úkol číslo 1.</text:p>
        </text:list-item>
        <text:list-item>
          <text:p text:style-name="P30"><text:span text:style-name="T7">Zobrazte seznam.<text:line-break/></text:span><text:span text:style-name="Strong_20_Emphasis"><text:span text:style-name="T7">Očekávaný výsledek:</text:span></text:span><text:span text:style-name="T7"> Seznam bude prázdný.<text:line-break/></text:span><text:span text:style-name="Strong_20_Emphasis"><text:span text:style-name="T7">Skutečný výsledek:</text:span></text:span><text:span text:style-name="T7"> Seznam byl vyprázdněn.<text:line-break/></text:span><text:span text:style-name="Strong_20_Emphasis"><text:span text:style-name="T7">Stav:</text:span></text:span><text:span text:style-name="T7"> Pass<text:line-break/></text:span><text:span text:style-name="Strong_20_Emphasis"><text:span text:style-name="T7">Poznámky:</text:span></text:span><text:span text:style-name="T7"> Hraniční test.</text:span></text:p>
        </text:list-item>
      </text:list>
      <text:p text:style-name="P14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2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cs-CZ</dc:language>
    <dc:date>2025-05-20T11:51:26.558000000</dc:date>
    <meta:editing-cycles>3</meta:editing-cycles>
    <meta:editing-duration>PT4H51M28S</meta:editing-duration>
    <meta:generator>Edit_Docx_PLUS/7.4.0.3$Windows_X86_64 LibreOffice_project/</meta:generator>
    <meta:document-statistic meta:table-count="0" meta:image-count="0" meta:object-count="0" meta:page-count="5" meta:paragraph-count="110" meta:word-count="811" meta:character-count="6094" meta:non-whitespace-character-count="5015"/>
    <meta:user-defined meta:name="AppVersion">15.0000</meta:user-defined>
  </office:meta>
</office:document-meta>
</file>